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 style:data-style-name="N61"/>
    <style:style style:name="ce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299in" svg:height="5.2516in" svg:x="9.0406in" svg:y="8.887in">
            <draw:object draw:notify-on-update-of-ranges="Sheet1.A3:Sheet1.A9 Sheet1.E3:Sheet1.E9 Sheet1.A3:Sheet1.A9 Sheet1.F12:Sheet1.F18 Sheet1.A3:Sheet1.A9 Sheet1.F21:Sheet1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6937in" svg:height="5.0406in" svg:x="0.1846in" svg:y="9.0354in">
            <draw:object draw:notify-on-update-of-ranges="Sheet1.M3:Sheet1.M9 Sheet1.K3:Sheet1.K9 Sheet1.M3:Sheet1.M9 Sheet1.L12:Sheet1.L18 Sheet1.M3:Sheet1.M9 Sheet1.M12:Sheet1.M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a=0.5</text:p>
          </table:table-cell>
          <table:covered-table-cell table:style-name="ce1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Ca=0.025</text:p>
          </table:table-cell>
          <table:covered-table-cell table:style-name="ce6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Ca=0.025</text:p>
          </table:table-cell>
          <table:covered-table-cell table:style-name="ce6"/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*</text:p>
          </table:table-cell>
          <table:table-cell office:value-type="string" calcext:value-type="string">
            <text:p>kappa xy</text:p>
          </table:table-cell>
          <table:table-cell office:value-type="string" calcext:value-type="string">
            <text:p>int dP</text:p>
          </table:table-cell>
          <table:table-cell office:value-type="string" calcext:value-type="string">
            <text:p>Int nx</text:p>
          </table:table-cell>
          <table:table-cell office:value-type="string" calcext:value-type="string">
            <text:p>int P drag</text:p>
          </table:table-cell>
          <table:table-cell/>
          <table:table-cell office:value-type="string" calcext:value-type="string">
            <text:p>h*</text:p>
          </table:table-cell>
          <table:table-cell office:value-type="string" calcext:value-type="string">
            <text:p>kappa xy</text:p>
          </table:table-cell>
          <table:table-cell office:value-type="string" calcext:value-type="string">
            <text:p>int dP</text:p>
          </table:table-cell>
          <table:table-cell office:value-type="string" calcext:value-type="string">
            <text:p>int nx</text:p>
          </table:table-cell>
          <table:table-cell office:value-type="string" calcext:value-type="string">
            <text:p>int P drag</text:p>
          </table:table-cell>
          <table:table-cell/>
          <table:table-cell office:value-type="string" calcext:value-type="string">
            <text:p>h*</text:p>
          </table:table-cell>
          <table:table-cell office:value-type="string" calcext:value-type="string">
            <text:p>kappa xy</text:p>
          </table:table-cell>
          <table:table-cell office:value-type="string" calcext:value-type="string">
            <text:p>int dP</text:p>
          </table:table-cell>
          <table:table-cell office:value-type="string" calcext:value-type="string">
            <text:p>int nx</text:p>
          </table:table-cell>
          <table:table-cell office:value-type="string" calcext:value-type="string">
            <text:p>int P dra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0.13976" calcext:value-type="float">
            <text:p>0.13976</text:p>
          </table:table-cell>
          <table:table-cell office:value-type="float" office:value="-0.066051" calcext:value-type="float">
            <text:p>-0.06605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1.2" calcext:value-type="float">
            <text:p>-11.2</text:p>
          </table:table-cell>
          <table:table-cell office:value-type="float" office:value="8.8406" calcext:value-type="float">
            <text:p>8.8406</text:p>
          </table:table-cell>
          <table:table-cell office:value-type="float" office:value="-0.11261" calcext:value-type="float">
            <text:p>-0.11261</text:p>
          </table:table-cell>
          <table:table-cell office:value-type="float" office:value="13.37" calcext:value-type="float">
            <text:p>13.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.5774" calcext:value-type="float">
            <text:p>-4.5774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11528" calcext:value-type="float">
            <text:p>-0.11528</text:p>
          </table:table-cell>
          <table:table-cell table:style-name="ce7" office:value-type="float" office:value="14.46" calcext:value-type="float">
            <text:p>14.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1" calcext:value-type="float">
            <text:p>30.1</text:p>
          </table:table-cell>
          <table:table-cell office:value-type="float" office:value="0.48027" calcext:value-type="float">
            <text:p>0.48027</text:p>
          </table:table-cell>
          <table:table-cell office:value-type="float" office:value="-0.066175" calcext:value-type="float">
            <text:p>-0.06617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2.3" calcext:value-type="float">
            <text:p>-12.3</text:p>
          </table:table-cell>
          <table:table-cell office:value-type="float" office:value="20.725" calcext:value-type="float">
            <text:p>20.725</text:p>
          </table:table-cell>
          <table:table-cell office:value-type="float" office:value="-0.11147" calcext:value-type="float">
            <text:p>-0.11147</text:p>
          </table:table-cell>
          <table:table-cell office:value-type="float" office:value="13.53" calcext:value-type="float">
            <text:p>13.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804" calcext:value-type="float">
            <text:p>-2.6804</text:p>
          </table:table-cell>
          <table:table-cell office:value-type="float" office:value="4.2015" calcext:value-type="float">
            <text:p>4.2015</text:p>
          </table:table-cell>
          <table:table-cell office:value-type="float" office:value="-0.11434" calcext:value-type="float">
            <text:p>-0.11434</text:p>
          </table:table-cell>
          <table:table-cell table:style-name="ce7" office:value-type="float" office:value="15.19" calcext:value-type="float">
            <text:p>15.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.7</text:p>
          </table:table-cell>
          <table:table-cell office:value-type="float" office:value="1.0056" calcext:value-type="float">
            <text:p>1.0056</text:p>
          </table:table-cell>
          <table:table-cell office:value-type="float" office:value="-0.063436" calcext:value-type="float">
            <text:p>-0.06343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6" calcext:value-type="float">
            <text:p>-17.6</text:p>
          </table:table-cell>
          <table:table-cell office:value-type="float" office:value="40.12" calcext:value-type="float">
            <text:p>40.12</text:p>
          </table:table-cell>
          <table:table-cell office:value-type="float" office:value="-0.10915" calcext:value-type="float">
            <text:p>-0.10915</text:p>
          </table:table-cell>
          <table:table-cell office:value-type="float" office:value="14.61" calcext:value-type="float">
            <text:p>14.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6223" calcext:value-type="float">
            <text:p>9.6223</text:p>
          </table:table-cell>
          <table:table-cell office:value-type="float" office:value="8.1179" calcext:value-type="float">
            <text:p>8.1179</text:p>
          </table:table-cell>
          <table:table-cell office:value-type="float" office:value="-0.11314" calcext:value-type="float">
            <text:p>-0.11314</text:p>
          </table:table-cell>
          <table:table-cell table:style-name="ce7" office:value-type="float" office:value="18.83" calcext:value-type="float">
            <text:p>18.8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1.6921" calcext:value-type="float">
            <text:p>1.6921</text:p>
          </table:table-cell>
          <table:table-cell office:value-type="float" office:value="-0.051968" calcext:value-type="float">
            <text:p>-0.051968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3.2" calcext:value-type="float">
            <text:p>-23.2</text:p>
          </table:table-cell>
          <table:table-cell office:value-type="float" office:value="78.576" calcext:value-type="float">
            <text:p>78.576</text:p>
          </table:table-cell>
          <table:table-cell office:value-type="float" office:value="-0.10818" calcext:value-type="float">
            <text:p>-0.10818</text:p>
          </table:table-cell>
          <table:table-cell office:value-type="float" office:value="24.05" calcext:value-type="float">
            <text:p>24.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3.339" calcext:value-type="float">
            <text:p>43.339</text:p>
          </table:table-cell>
          <table:table-cell office:value-type="float" office:value="15.194" calcext:value-type="float">
            <text:p>15.194</text:p>
          </table:table-cell>
          <table:table-cell office:value-type="float" office:value="-0.10673" calcext:value-type="float">
            <text:p>-0.10673</text:p>
          </table:table-cell>
          <table:table-cell table:style-name="ce7" office:value-type="float" office:value="38.28" calcext:value-type="float">
            <text:p>38.28</text:p>
          </table:table-cell>
          <table:table-cell table:number-columns-repeated="3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office:value-type="float" office:value="45.1" calcext:value-type="float">
            <text:p>45.1</text:p>
          </table:table-cell>
          <table:table-cell office:value-type="float" office:value="2.025" calcext:value-type="float">
            <text:p>2.025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138.5" calcext:value-type="float">
            <text:p>138.5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float" office:value="-0.52" calcext:value-type="float">
            <text:p>-0.52</text:p>
          </table:table-cell>
          <table:table-cell office:value-type="float" office:value="163.75" calcext:value-type="float">
            <text:p>163.75</text:p>
          </table:table-cell>
          <table:table-cell office:value-type="float" office:value="-0.1151" calcext:value-type="float">
            <text:p>-0.1151</text:p>
          </table:table-cell>
          <table:table-cell office:value-type="float" office:value="109.9" calcext:value-type="float">
            <text:p>109.9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float" office:value="63.626" calcext:value-type="float">
            <text:p>63.626</text:p>
          </table:table-cell>
          <table:table-cell office:value-type="float" office:value="21.944" calcext:value-type="float">
            <text:p>21.944</text:p>
          </table:table-cell>
          <table:table-cell office:value-type="float" office:value="-0.076002" calcext:value-type="float">
            <text:p>-0.076002</text:p>
          </table:table-cell>
          <table:table-cell table:style-name="ce7" office:value-type="float" office:value="129.2" calcext:value-type="float">
            <text:p>129.2</text:p>
          </table:table-cell>
          <table:table-cell table:number-columns-repeated="3"/>
        </table:table-row>
        <table:table-row table:style-name="ro1">
          <table:table-cell table:formula="of:=1/8" office:value-type="float" office:value="0.125" calcext:value-type="float">
            <text:p>0.125</text:p>
          </table:table-cell>
          <table:table-cell office:value-type="float" office:value="55.6" calcext:value-type="float">
            <text:p>55.6</text:p>
          </table:table-cell>
          <table:table-cell office:value-type="float" office:value="1.8136" calcext:value-type="float">
            <text:p>1.8136</text:p>
          </table:table-cell>
          <table:table-cell office:value-type="float" office:value="-0.013205" calcext:value-type="float">
            <text:p>-0.013205</text:p>
          </table:table-cell>
          <table:table-cell office:value-type="float" office:value="490.2" calcext:value-type="float">
            <text:p>490.2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 office:value-type="float" office:value="61.5" calcext:value-type="float">
            <text:p>61.5</text:p>
          </table:table-cell>
          <table:table-cell office:value-type="float" office:value="257.94" calcext:value-type="float">
            <text:p>257.94</text:p>
          </table:table-cell>
          <table:table-cell office:value-type="float" office:value="-0.092299" calcext:value-type="float">
            <text:p>-0.092299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 office:value-type="float" office:value="61.658" calcext:value-type="float">
            <text:p>61.658</text:p>
          </table:table-cell>
          <table:table-cell office:value-type="float" office:value="22.456" calcext:value-type="float">
            <text:p>22.456</text:p>
          </table:table-cell>
          <table:table-cell office:value-type="float" office:value="-0.038646" calcext:value-type="float">
            <text:p>-0.038646</text:p>
          </table:table-cell>
          <table:table-cell table:style-name="ce7"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table:formula="of:=1/20" office:value-type="float" office:value="0.05" calcext:value-type="float">
            <text:p>0.05</text:p>
          </table:table-cell>
          <table:table-cell office:value-type="float" office:value="62" calcext:value-type="float">
            <text:p>62</text:p>
          </table:table-cell>
          <table:table-cell office:value-type="float" office:value="1.7391" calcext:value-type="float">
            <text:p>1.7391</text:p>
          </table:table-cell>
          <table:table-cell office:value-type="float" office:value="-0.0048586" calcext:value-type="float">
            <text:p>-0.0048586</text:p>
          </table:table-cell>
          <table:table-cell office:value-type="float" office:value="2484" calcext:value-type="float">
            <text:p>2484</text:p>
          </table:table-cell>
          <table:table-cell/>
          <table:table-cell table:formula="of:=1/20" office:value-type="float" office:value="0.05" calcext:value-type="float">
            <text:p>0.05</text:p>
          </table:table-cell>
          <table:table-cell office:value-type="float" office:value="62.5" calcext:value-type="float">
            <text:p>62.5</text:p>
          </table:table-cell>
          <table:table-cell office:value-type="float" office:value="267.53" calcext:value-type="float">
            <text:p>267.53</text:p>
          </table:table-cell>
          <table:table-cell office:value-type="float" office:value="-0.03765" calcext:value-type="float">
            <text:p>-0.03765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1/20" office:value-type="float" office:value="0.05" calcext:value-type="float">
            <text:p>0.05</text:p>
          </table:table-cell>
          <table:table-cell office:value-type="float" office:value="59.603" calcext:value-type="float">
            <text:p>59.603</text:p>
          </table:table-cell>
          <table:table-cell office:value-type="float" office:value="15.926" calcext:value-type="float">
            <text:p>15.926</text:p>
          </table:table-cell>
          <table:table-cell office:value-type="float" office:value="-0.010747" calcext:value-type="float">
            <text:p>-0.010747</text:p>
          </table:table-cell>
          <table:table-cell table:style-name="ce7" office:value-type="float" office:value="2458" calcext:value-type="float">
            <text:p>2458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style-name="ce2" office:value-type="float" office:value="0.0000028048" calcext:value-type="float">
            <text:p>2.80E-06</text:p>
          </table:table-cell>
          <table:table-cell table:formula="of:=[.B12]/(0.0005*0.001)" office:value-type="float" office:value="5.6096" calcext:value-type="float">
            <text:p>5.6096</text:p>
          </table:table-cell>
          <table:table-cell table:formula="of:=[.C12]+[.C3]/2" office:value-type="float" office:value="5.67948" calcext:value-type="float">
            <text:p>5.67948</text:p>
          </table:table-cell>
          <table:table-cell table:formula="of:=[.C12]-[.C3]/2" office:value-type="float" office:value="5.53972" calcext:value-type="float">
            <text:p>5.53972</text:p>
          </table:table-cell>
          <table:table-cell table:formula="of:=[.E12]-[.E33]" office:value-type="float" office:value="15.15312" calcext:value-type="float">
            <text:p>15.15312</text:p>
          </table:table-cell>
          <table:table-cell/>
          <table:table-cell table:style-name="ce2" office:value-type="float" office:value="0.00000064893" calcext:value-type="float">
            <text:p>6.49E-07</text:p>
          </table:table-cell>
          <table:table-cell table:formula="of:=[.H12]/(0.0005*0.001)" office:value-type="float" office:value="1.29786" calcext:value-type="float">
            <text:p>1.29786</text:p>
          </table:table-cell>
          <table:table-cell table:formula="of:=[.I12]-[.I3]/2" office:value-type="float" office:value="-3.12244" calcext:value-type="float">
            <text:p>-3.12244</text:p>
          </table:table-cell>
          <table:table-cell table:formula="of:=[.I12]+[.I3]/2" office:value-type="float" office:value="5.71816" calcext:value-type="float">
            <text:p>5.71816</text:p>
          </table:table-cell>
          <table:table-cell table:formula="of:=[.K12]-[.J32]" office:value-type="float" office:value="17.88416" calcext:value-type="float">
            <text:p>17.88416</text:p>
          </table:table-cell>
          <table:table-cell table:formula="of:=[.J12]-[.J32]" office:value-type="float" office:value="9.04356" calcext:value-type="float">
            <text:p>9.04356</text:p>
          </table:table-cell>
          <table:table-cell/>
          <table:table-cell table:style-name="ce2" office:value-type="float" office:value="0.0000021941" calcext:value-type="float">
            <text:p>2.19E-06</text:p>
          </table:table-cell>
          <table:table-cell table:formula="of:=[.O12]/(0.0005*0.001)" office:value-type="float" office:value="4.3882" calcext:value-type="float">
            <text:p>4.3882</text:p>
          </table:table-cell>
          <table:table-cell table:formula="of:=[.P12]-[.O3]/2" office:value-type="float" office:value="3.5314" calcext:value-type="float">
            <text:p>3.5314</text:p>
          </table:table-cell>
          <table:table-cell table:formula="of:=[.P12]+[.O3]/2" office:value-type="float" office:value="5.245" calcext:value-type="float">
            <text:p>5.245</text:p>
          </table:table-cell>
          <table:table-cell table:formula="of:=[.M32]-[.Q12]" office:value-type="float" office:value="-13.6184" calcext:value-type="float">
            <text:p>-13.6184</text:p>
          </table:table-cell>
          <table:table-cell table:formula="of:=[.M32]-[.P12]" office:value-type="float" office:value="-14.4752" calcext:value-type="float">
            <text:p>-14.47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2" office:value-type="float" office:value="0.000003621" calcext:value-type="float">
            <text:p>3.62E-06</text:p>
          </table:table-cell>
          <table:table-cell table:formula="of:=[.B13]/(0.0005*0.001)" office:value-type="float" office:value="7.242" calcext:value-type="float">
            <text:p>7.242</text:p>
          </table:table-cell>
          <table:table-cell table:formula="of:=[.C13]+[.C4]/2" office:value-type="float" office:value="7.482135" calcext:value-type="float">
            <text:p>7.482135</text:p>
          </table:table-cell>
          <table:table-cell table:formula="of:=[.C13]-[.C4]/2" office:value-type="float" office:value="7.001865" calcext:value-type="float">
            <text:p>7.001865</text:p>
          </table:table-cell>
          <table:table-cell table:formula="of:=[.E13]-[.E34]" office:value-type="float" office:value="16.342265" calcext:value-type="float">
            <text:p>16.342265</text:p>
          </table:table-cell>
          <table:table-cell/>
          <table:table-cell table:style-name="ce2" office:value-type="float" office:value="0.00000076116" calcext:value-type="float">
            <text:p>7.61E-07</text:p>
          </table:table-cell>
          <table:table-cell table:formula="of:=[.H13]/(0.0005*0.001)" office:value-type="float" office:value="1.52232" calcext:value-type="float">
            <text:p>1.52232</text:p>
          </table:table-cell>
          <table:table-cell table:formula="of:=[.I13]-[.I4]/2" office:value-type="float" office:value="-8.84018" calcext:value-type="float">
            <text:p>-8.84018</text:p>
          </table:table-cell>
          <table:table-cell table:formula="of:=[.I13]+[.I4]/2" office:value-type="float" office:value="11.88482" calcext:value-type="float">
            <text:p>11.88482</text:p>
          </table:table-cell>
          <table:table-cell table:formula="of:=[.K13]-[.J33]" office:value-type="float" office:value="23.81682" calcext:value-type="float">
            <text:p>23.81682</text:p>
          </table:table-cell>
          <table:table-cell table:formula="of:=[.J13]-[.J33]" office:value-type="float" office:value="3.09182" calcext:value-type="float">
            <text:p>3.09182</text:p>
          </table:table-cell>
          <table:table-cell/>
          <table:table-cell table:style-name="ce2" office:value-type="float" office:value="0.0000027133" calcext:value-type="float">
            <text:p>2.71E-06</text:p>
          </table:table-cell>
          <table:table-cell table:formula="of:=[.O13]/(0.0005*0.001)" office:value-type="float" office:value="5.4266" calcext:value-type="float">
            <text:p>5.4266</text:p>
          </table:table-cell>
          <table:table-cell table:formula="of:=[.P13]-[.O4]/2" office:value-type="float" office:value="3.32585" calcext:value-type="float">
            <text:p>3.32585</text:p>
          </table:table-cell>
          <table:table-cell table:formula="of:=[.P13]+[.O4]/2" office:value-type="float" office:value="7.52735" calcext:value-type="float">
            <text:p>7.52735</text:p>
          </table:table-cell>
          <table:table-cell table:formula="of:=[.M33]-[.Q13]" office:value-type="float" office:value="-13.13715" calcext:value-type="float">
            <text:p>-13.13715</text:p>
          </table:table-cell>
          <table:table-cell table:formula="of:=[.M33]-[.P13]" office:value-type="float" office:value="-15.2379" calcext:value-type="float">
            <text:p>-15.2379</text:p>
          </table:table-cell>
        </table:table-row>
        <table:table-row table:style-name="ro1">
          <table:table-cell table:style-name="ce2" office:value-type="float" office:value="0.0005" calcext:value-type="float">
            <text:p>5.00E-04</text:p>
          </table:table-cell>
          <table:table-cell table:style-name="ce2" office:value-type="float" office:value="0.0000064008" calcext:value-type="float">
            <text:p>6.40E-06</text:p>
          </table:table-cell>
          <table:table-cell table:formula="of:=[.B14]/(0.0005*0.001)" office:value-type="float" office:value="12.8016" calcext:value-type="float">
            <text:p>12.8016</text:p>
          </table:table-cell>
          <table:table-cell table:formula="of:=[.C14]+[.C5]/2" office:value-type="float" office:value="13.3044" calcext:value-type="float">
            <text:p>13.3044</text:p>
          </table:table-cell>
          <table:table-cell table:formula="of:=[.C14]-[.C5]/2" office:value-type="float" office:value="12.2988" calcext:value-type="float">
            <text:p>12.2988</text:p>
          </table:table-cell>
          <table:table-cell table:formula="of:=[.E14]-[.E35]" office:value-type="float" office:value="20.8832" calcext:value-type="float">
            <text:p>20.8832</text:p>
          </table:table-cell>
          <table:table-cell/>
          <table:table-cell table:style-name="ce2" office:value-type="float" office:value="0.0000019265" calcext:value-type="float">
            <text:p>1.93E-06</text:p>
          </table:table-cell>
          <table:table-cell table:formula="of:=[.H14]/(0.0005*0.001)" office:value-type="float" office:value="3.853" calcext:value-type="float">
            <text:p>3.853</text:p>
          </table:table-cell>
          <table:table-cell table:formula="of:=[.I14]-[.I5]/2" office:value-type="float" office:value="-16.207" calcext:value-type="float">
            <text:p>-16.207</text:p>
          </table:table-cell>
          <table:table-cell table:formula="of:=[.I14]+[.I5]/2" office:value-type="float" office:value="23.913" calcext:value-type="float">
            <text:p>23.913</text:p>
          </table:table-cell>
          <table:table-cell table:formula="of:=[.K14]-[.J34]" office:value-type="float" office:value="35.112" calcext:value-type="float">
            <text:p>35.112</text:p>
          </table:table-cell>
          <table:table-cell table:formula="of:=[.J14]-[.J34]" office:value-type="float" office:value="-5.008" calcext:value-type="float">
            <text:p>-5.008</text:p>
          </table:table-cell>
          <table:table-cell/>
          <table:table-cell table:style-name="ce2" office:value-type="float" office:value="0.0000049023" calcext:value-type="float">
            <text:p>4.90E-06</text:p>
          </table:table-cell>
          <table:table-cell table:formula="of:=[.O14]/(0.0005*0.001)" office:value-type="float" office:value="9.8046" calcext:value-type="float">
            <text:p>9.8046</text:p>
          </table:table-cell>
          <table:table-cell table:formula="of:=[.P14]-[.O5]/2" office:value-type="float" office:value="5.74565" calcext:value-type="float">
            <text:p>5.74565</text:p>
          </table:table-cell>
          <table:table-cell table:formula="of:=[.P14]+[.O5]/2" office:value-type="float" office:value="13.86355" calcext:value-type="float">
            <text:p>13.86355</text:p>
          </table:table-cell>
          <table:table-cell table:formula="of:=[.M34]-[.Q14]" office:value-type="float" office:value="-14.76995" calcext:value-type="float">
            <text:p>-14.76995</text:p>
          </table:table-cell>
          <table:table-cell table:formula="of:=[.M34]-[.P14]" office:value-type="float" office:value="-18.8289" calcext:value-type="float">
            <text:p>-18.8289</text:p>
          </table:table-cell>
        </table:table-row>
        <table:table-row table:style-name="ro1">
          <table:table-cell table:style-name="ce2" office:value-type="float" office:value="0.00025" calcext:value-type="float">
            <text:p>2.50E-04</text:p>
          </table:table-cell>
          <table:table-cell table:style-name="ce2" office:value-type="float" office:value="0.000018727" calcext:value-type="float">
            <text:p>1.87E-05</text:p>
          </table:table-cell>
          <table:table-cell table:formula="of:=[.B15]/(0.0005*0.001)" office:value-type="float" office:value="37.454" calcext:value-type="float">
            <text:p>37.454</text:p>
          </table:table-cell>
          <table:table-cell table:formula="of:=[.C15]+[.C6]/2" office:value-type="float" office:value="38.30005" calcext:value-type="float">
            <text:p>38.30005</text:p>
          </table:table-cell>
          <table:table-cell table:formula="of:=[.C15]-[.C6]/2" office:value-type="float" office:value="36.60795" calcext:value-type="float">
            <text:p>36.60795</text:p>
          </table:table-cell>
          <table:table-cell table:formula="of:=[.E15]-[.E36]" office:value-type="float" office:value="43.47495" calcext:value-type="float">
            <text:p>43.47495</text:p>
          </table:table-cell>
          <table:table-cell/>
          <table:table-cell table:style-name="ce2" office:value-type="float" office:value="0.0000079051" calcext:value-type="float">
            <text:p>7.91E-06</text:p>
          </table:table-cell>
          <table:table-cell table:formula="of:=[.H15]/(0.0005*0.001)" office:value-type="float" office:value="15.8102" calcext:value-type="float">
            <text:p>15.8102</text:p>
          </table:table-cell>
          <table:table-cell table:formula="of:=[.I15]-[.I6]/2" office:value-type="float" office:value="-23.4778" calcext:value-type="float">
            <text:p>-23.4778</text:p>
          </table:table-cell>
          <table:table-cell table:formula="of:=[.I15]+[.I6]/2" office:value-type="float" office:value="55.0982" calcext:value-type="float">
            <text:p>55.0982</text:p>
          </table:table-cell>
          <table:table-cell table:formula="of:=[.K15]-[.J35]" office:value-type="float" office:value="64.2994" calcext:value-type="float">
            <text:p>64.2994</text:p>
          </table:table-cell>
          <table:table-cell table:formula="of:=[.J15]-[.J35]" office:value-type="float" office:value="-14.2766" calcext:value-type="float">
            <text:p>-14.2766</text:p>
          </table:table-cell>
          <table:table-cell/>
          <table:table-cell table:style-name="ce2" office:value-type="float" office:value="0.000015897" calcext:value-type="float">
            <text:p>1.59E-05</text:p>
          </table:table-cell>
          <table:table-cell table:formula="of:=[.O15]/(0.0005*0.001)" office:value-type="float" office:value="31.794" calcext:value-type="float">
            <text:p>31.794</text:p>
          </table:table-cell>
          <table:table-cell table:formula="of:=[.P15]-[.O6]/2" office:value-type="float" office:value="24.197" calcext:value-type="float">
            <text:p>24.197</text:p>
          </table:table-cell>
          <table:table-cell table:formula="of:=[.P15]+[.O6]/2" office:value-type="float" office:value="39.391" calcext:value-type="float">
            <text:p>39.391</text:p>
          </table:table-cell>
          <table:table-cell table:formula="of:=[.M35]-[.Q15]" office:value-type="float" office:value="-31.3801" calcext:value-type="float">
            <text:p>-31.3801</text:p>
          </table:table-cell>
          <table:table-cell table:formula="of:=[.M35]-[.P15]" office:value-type="float" office:value="-38.9771" calcext:value-type="float">
            <text:p>-38.9771</text:p>
          </table:table-cell>
        </table:table-row>
        <table:table-row table:style-name="ro1">
          <table:table-cell table:style-name="ce2" office:value-type="float" office:value="0.000125" calcext:value-type="float">
            <text:p>1.25E-04</text:p>
          </table:table-cell>
          <table:table-cell table:style-name="ce2" office:value-type="float" office:value="0.000068024" calcext:value-type="float">
            <text:p>6.80E-05</text:p>
          </table:table-cell>
          <table:table-cell table:formula="of:=[.B16]/(0.0005*0.001)" office:value-type="float" office:value="136.048" calcext:value-type="float">
            <text:p>136.048</text:p>
          </table:table-cell>
          <table:table-cell table:formula="of:=[.C16]+[.C7]/2" office:value-type="float" office:value="137.0605" calcext:value-type="float">
            <text:p>137.0605</text:p>
          </table:table-cell>
          <table:table-cell table:formula="of:=[.C16]-[.C7]/2" office:value-type="float" office:value="135.0355" calcext:value-type="float">
            <text:p>135.0355</text:p>
          </table:table-cell>
          <table:table-cell table:formula="of:=[.E16]-[.E37]" office:value-type="float" office:value="139.3489" calcext:value-type="float">
            <text:p>139.3489</text:p>
          </table:table-cell>
          <table:table-cell/>
          <table:table-cell table:style-name="ce2" office:value-type="float" office:value="0.000047774" calcext:value-type="float">
            <text:p>4.78E-05</text:p>
          </table:table-cell>
          <table:table-cell table:formula="of:=[.H16]/(0.0005*0.001)" office:value-type="float" office:value="95.548" calcext:value-type="float">
            <text:p>95.548</text:p>
          </table:table-cell>
          <table:table-cell table:formula="of:=[.I16]-[.I7]/2" office:value-type="float" office:value="13.673" calcext:value-type="float">
            <text:p>13.673</text:p>
          </table:table-cell>
          <table:table-cell table:formula="of:=[.I16]+[.I7]/2" office:value-type="float" office:value="177.423" calcext:value-type="float">
            <text:p>177.423</text:p>
          </table:table-cell>
          <table:table-cell table:formula="of:=[.K16]-[.J36]" office:value-type="float" office:value="183.0274" calcext:value-type="float">
            <text:p>183.0274</text:p>
          </table:table-cell>
          <table:table-cell table:formula="of:=[.J16]-[.J36]" office:value-type="float" office:value="19.2774" calcext:value-type="float">
            <text:p>19.2774</text:p>
          </table:table-cell>
          <table:table-cell/>
          <table:table-cell table:style-name="ce2" office:value-type="float" office:value="0.000064759" calcext:value-type="float">
            <text:p>6.48E-05</text:p>
          </table:table-cell>
          <table:table-cell table:formula="of:=[.O16]/(0.0005*0.001)" office:value-type="float" office:value="129.518" calcext:value-type="float">
            <text:p>129.518</text:p>
          </table:table-cell>
          <table:table-cell table:formula="of:=[.P16]-[.O7]/2" office:value-type="float" office:value="118.546" calcext:value-type="float">
            <text:p>118.546</text:p>
          </table:table-cell>
          <table:table-cell table:formula="of:=[.P16]+[.O7]/2" office:value-type="float" office:value="140.49" calcext:value-type="float">
            <text:p>140.49</text:p>
          </table:table-cell>
          <table:table-cell table:formula="of:=[.M36]-[.Q16]" office:value-type="float" office:value="-122.9784" calcext:value-type="float">
            <text:p>-122.9784</text:p>
          </table:table-cell>
          <table:table-cell table:formula="of:=[.M36]-[.P16]" office:value-type="float" office:value="-133.9504" calcext:value-type="float">
            <text:p>-133.9504</text:p>
          </table:table-cell>
        </table:table-row>
        <table:table-row table:style-name="ro1">
          <table:table-cell table:style-name="ce2" office:value-type="float" office:value="0.0000625" calcext:value-type="float">
            <text:p>6.25E-05</text:p>
          </table:table-cell>
          <table:table-cell table:style-name="ce2" office:value-type="float" office:value="0.00024875" calcext:value-type="float">
            <text:p>2.49E-04</text:p>
          </table:table-cell>
          <table:table-cell table:formula="of:=[.B17]/(0.0005*0.001)" office:value-type="float" office:value="497.5" calcext:value-type="float">
            <text:p>497.5</text:p>
          </table:table-cell>
          <table:table-cell table:formula="of:=[.C17]+[.C8]/2" office:value-type="float" office:value="498.4068" calcext:value-type="float">
            <text:p>498.4068</text:p>
          </table:table-cell>
          <table:table-cell table:formula="of:=[.C17]-[.C8]/2" office:value-type="float" office:value="496.5932" calcext:value-type="float">
            <text:p>496.5932</text:p>
          </table:table-cell>
          <table:table-cell table:formula="of:=[.E17]-[.E38]" office:value-type="float" office:value="498.1674" calcext:value-type="float">
            <text:p>498.1674</text:p>
          </table:table-cell>
          <table:table-cell/>
          <table:table-cell table:style-name="ce2" office:value-type="float" office:value="0.00022169" calcext:value-type="float">
            <text:p>2.22E-04</text:p>
          </table:table-cell>
          <table:table-cell table:formula="of:=[.H17]/(0.0005*0.001)" office:value-type="float" office:value="443.38" calcext:value-type="float">
            <text:p>443.38</text:p>
          </table:table-cell>
          <table:table-cell table:formula="of:=[.I17]-[.I8]/2" office:value-type="float" office:value="314.41" calcext:value-type="float">
            <text:p>314.41</text:p>
          </table:table-cell>
          <table:table-cell table:formula="of:=[.I17]+[.I8]/2" office:value-type="float" office:value="572.35" calcext:value-type="float">
            <text:p>572.35</text:p>
          </table:table-cell>
          <table:table-cell table:formula="of:=[.K17]-[.J37]" office:value-type="float" office:value="574.2539" calcext:value-type="float">
            <text:p>574.2539</text:p>
          </table:table-cell>
          <table:table-cell table:formula="of:=[.J17]-[.J37]" office:value-type="float" office:value="316.3139" calcext:value-type="float">
            <text:p>316.3139</text:p>
          </table:table-cell>
          <table:table-cell/>
          <table:table-cell table:style-name="ce2" office:value-type="float" office:value="0.000248" calcext:value-type="float">
            <text:p>2.48E-04</text:p>
          </table:table-cell>
          <table:table-cell table:formula="of:=[.O17]/(0.0005*0.001)" office:value-type="float" office:value="496" calcext:value-type="float">
            <text:p>496</text:p>
          </table:table-cell>
          <table:table-cell table:formula="of:=[.P17]-[.O8]/2" office:value-type="float" office:value="484.772" calcext:value-type="float">
            <text:p>484.772</text:p>
          </table:table-cell>
          <table:table-cell table:formula="of:=[.P17]+[.O8]/2" office:value-type="float" office:value="507.228" calcext:value-type="float">
            <text:p>507.228</text:p>
          </table:table-cell>
          <table:table-cell table:formula="of:=[.M37]-[.Q17]" office:value-type="float" office:value="-486.361" calcext:value-type="float">
            <text:p>-486.361</text:p>
          </table:table-cell>
          <table:table-cell table:formula="of:=[.M37]-[.P17]" office:value-type="float" office:value="-497.589" calcext:value-type="float">
            <text:p>-497.589</text:p>
          </table:table-cell>
        </table:table-row>
        <table:table-row table:style-name="ro1">
          <table:table-cell table:style-name="ce2" office:value-type="float" office:value="0.000025" calcext:value-type="float">
            <text:p>2.50E-05</text:p>
          </table:table-cell>
          <table:table-cell office:value-type="float" office:value="0.0014396" calcext:value-type="float">
            <text:p>0.0014396</text:p>
          </table:table-cell>
          <table:table-cell table:formula="of:=[.B18]/(0.0005*0.001)" office:value-type="float" office:value="2879.2" calcext:value-type="float">
            <text:p>2879.2</text:p>
          </table:table-cell>
          <table:table-cell table:formula="of:=[.C18]+[.C9]/2" office:value-type="float" office:value="2880.06955" calcext:value-type="float">
            <text:p>2880.06955</text:p>
          </table:table-cell>
          <table:table-cell table:formula="of:=[.C18]-[.C9]/2" office:value-type="float" office:value="2878.33045" calcext:value-type="float">
            <text:p>2878.33045</text:p>
          </table:table-cell>
          <table:table-cell table:formula="of:=[.E18]-[.E39]" office:value-type="float" office:value="2878.360972" calcext:value-type="float">
            <text:p>2878.360972</text:p>
          </table:table-cell>
          <table:table-cell/>
          <table:table-cell office:value-type="float" office:value="0.0013673" calcext:value-type="float">
            <text:p>0.0013673</text:p>
          </table:table-cell>
          <table:table-cell table:formula="of:=[.H18]/(0.0005*0.001)" office:value-type="float" office:value="2734.6" calcext:value-type="float">
            <text:p>2734.6</text:p>
          </table:table-cell>
          <table:table-cell table:formula="of:=[.I18]-[.I9]/2" office:value-type="float" office:value="2600.835" calcext:value-type="float">
            <text:p>2600.835</text:p>
          </table:table-cell>
          <table:table-cell table:formula="of:=[.I18]+[.I9]/2" office:value-type="float" office:value="2868.365" calcext:value-type="float">
            <text:p>2868.365</text:p>
          </table:table-cell>
          <table:table-cell table:formula="of:=[.K18]-[.J38]" office:value-type="float" office:value="2868.51908" calcext:value-type="float">
            <text:p>2868.51908</text:p>
          </table:table-cell>
          <table:table-cell table:formula="of:=[.J18]-[.J38]" office:value-type="float" office:value="2600.98908" calcext:value-type="float">
            <text:p>2600.98908</text:p>
          </table:table-cell>
          <table:table-cell/>
          <table:table-cell office:value-type="float" office:value="0.0014215" calcext:value-type="float">
            <text:p>0.0014215</text:p>
          </table:table-cell>
          <table:table-cell table:formula="of:=[.O18]/(0.0005*0.001)" office:value-type="float" office:value="2843" calcext:value-type="float">
            <text:p>2843</text:p>
          </table:table-cell>
          <table:table-cell table:formula="of:=[.P18]-[.O9]/2" office:value-type="float" office:value="2835.037" calcext:value-type="float">
            <text:p>2835.037</text:p>
          </table:table-cell>
          <table:table-cell table:formula="of:=[.P18]+[.O9]/2" office:value-type="float" office:value="2850.963" calcext:value-type="float">
            <text:p>2850.963</text:p>
          </table:table-cell>
          <table:table-cell table:formula="of:=[.M38]-[.Q18]" office:value-type="float" office:value="-2835.088841" calcext:value-type="float">
            <text:p>-2835.088841</text:p>
          </table:table-cell>
          <table:table-cell table:formula="of:=[.M38]-[.P18]" office:value-type="float" office:value="-2843.051841" calcext:value-type="float">
            <text:p>-2843.05184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formula="of:=[.D12]-[.E33]" office:value-type="float" office:value="15.29288" calcext:value-type="float">
            <text:p>15.29288</text:p>
          </table:table-cell>
          <table:table-cell table:number-columns-repeated="14"/>
        </table:table-row>
        <table:table-row table:style-name="ro1">
          <table:table-cell table:style-name="ce3" table:number-columns-repeated="2"/>
          <table:table-cell table:number-columns-repeated="3"/>
          <table:table-cell table:formula="of:=[.D13]-[.E34]" office:value-type="float" office:value="16.822535" calcext:value-type="float">
            <text:p>16.822535</text:p>
          </table:table-cell>
          <table:table-cell table:number-columns-repeated="14"/>
        </table:table-row>
        <table:table-row table:style-name="ro1">
          <table:table-cell table:style-name="ce3" table:number-columns-repeated="2"/>
          <table:table-cell table:number-columns-repeated="3"/>
          <table:table-cell table:formula="of:=[.D14]-[.E35]" office:value-type="float" office:value="21.8888" calcext:value-type="float">
            <text:p>21.8888</text:p>
          </table:table-cell>
          <table:table-cell table:number-columns-repeated="14"/>
        </table:table-row>
        <table:table-row table:style-name="ro1">
          <table:table-cell table:style-name="ce3" table:number-columns-repeated="2"/>
          <table:table-cell table:number-columns-repeated="3"/>
          <table:table-cell table:formula="of:=[.D15]-[.E36]" office:value-type="float" office:value="45.16705" calcext:value-type="float">
            <text:p>45.16705</text:p>
          </table:table-cell>
          <table:table-cell table:number-columns-repeated="14"/>
        </table:table-row>
        <table:table-row table:style-name="ro1">
          <table:table-cell table:style-name="ce3" table:number-columns-repeated="2"/>
          <table:table-cell table:number-columns-repeated="3"/>
          <table:table-cell table:formula="of:=[.D16]-[.E37]" office:value-type="float" office:value="141.3739" calcext:value-type="float">
            <text:p>141.3739</text:p>
          </table:table-cell>
          <table:table-cell table:number-columns-repeated="14"/>
        </table:table-row>
        <table:table-row table:style-name="ro1">
          <table:table-cell table:style-name="ce3" table:number-columns-repeated="2"/>
          <table:table-cell table:number-columns-repeated="3"/>
          <table:table-cell table:formula="of:=[.D17]-[.E38]" office:value-type="float" office:value="499.981" calcext:value-type="float">
            <text:p>499.981</text:p>
          </table:table-cell>
          <table:table-cell table:number-columns-repeated="14"/>
        </table:table-row>
        <table:table-row table:style-name="ro1">
          <table:table-cell table:style-name="ce3" table:number-columns-repeated="2"/>
          <table:table-cell table:number-columns-repeated="3"/>
          <table:table-cell table:formula="of:=[.D18]-[.E39]" office:value-type="float" office:value="2880.100072" calcext:value-type="float">
            <text:p>2880.100072</text:p>
          </table:table-cell>
          <table:table-cell table:number-columns-repeated="14"/>
        </table:table-row>
        <table:table-row table:style-name="ro1" table:number-rows-repeated="2">
          <table:table-cell table:style-name="ce3" table:number-columns-repeated="2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formula="of:=-0.0000048506" office:value-type="float" office:value="-0.0000048506" calcext:value-type="float">
            <text:p>-4.8506E-06</text:p>
          </table:table-cell>
          <table:table-cell table:formula="of:=[.D32]/(0.0005*0.001)" office:value-type="float" office:value="-9.7012" calcext:value-type="float">
            <text:p>-9.7012</text:p>
          </table:table-cell>
          <table:table-cell table:number-columns-repeated="3"/>
          <table:table-cell table:style-name="ce3" office:value-type="float" office:value="-0.000006083" calcext:value-type="float">
            <text:p>-6.08E-06</text:p>
          </table:table-cell>
          <table:table-cell table:formula="of:=[.I32]/(0.0005*0.001)" office:value-type="float" office:value="-12.166" calcext:value-type="float">
            <text:p>-12.166</text:p>
          </table:table-cell>
          <table:table-cell/>
          <table:table-cell table:style-name="ce3" office:value-type="float" office:value="-0.0000050435" calcext:value-type="float">
            <text:p>-5.04E-06</text:p>
          </table:table-cell>
          <table:table-cell table:formula="of:=[.L32]/(0.0005*0.001)" office:value-type="float" office:value="-10.087" calcext:value-type="float">
            <text:p>-10.08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48067" calcext:value-type="float">
            <text:p>-4.81E-06</text:p>
          </table:table-cell>
          <table:table-cell table:formula="of:=[.D33]/(0.0005*0.001)" office:value-type="float" office:value="-9.6134" calcext:value-type="float">
            <text:p>-9.6134</text:p>
          </table:table-cell>
          <table:table-cell table:number-columns-repeated="3"/>
          <table:table-cell table:style-name="ce3" office:value-type="float" office:value="-0.000005966" calcext:value-type="float">
            <text:p>-5.97E-06</text:p>
          </table:table-cell>
          <table:table-cell table:formula="of:=[.I33]/(0.0005*0.001)" office:value-type="float" office:value="-11.932" calcext:value-type="float">
            <text:p>-11.932</text:p>
          </table:table-cell>
          <table:table-cell/>
          <table:table-cell table:style-name="ce3" office:value-type="float" office:value="-0.00000490565" calcext:value-type="float">
            <text:p>-4.91E-06</text:p>
          </table:table-cell>
          <table:table-cell table:formula="of:=[.L33]/(0.0005*0.001)" office:value-type="float" office:value="-9.8113" calcext:value-type="float">
            <text:p>-9.811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46702" calcext:value-type="float">
            <text:p>-4.67E-06</text:p>
          </table:table-cell>
          <table:table-cell table:formula="of:=[.D34]/(0.0005*0.001)" office:value-type="float" office:value="-9.3404" calcext:value-type="float">
            <text:p>-9.3404</text:p>
          </table:table-cell>
          <table:table-cell table:number-columns-repeated="3"/>
          <table:table-cell table:style-name="ce3" office:value-type="float" office:value="-0.0000055995" calcext:value-type="float">
            <text:p>-5.60E-06</text:p>
          </table:table-cell>
          <table:table-cell table:formula="of:=[.I34]/(0.0005*0.001)" office:value-type="float" office:value="-11.199" calcext:value-type="float">
            <text:p>-11.199</text:p>
          </table:table-cell>
          <table:table-cell/>
          <table:table-cell table:style-name="ce3" office:value-type="float" office:value="-0.00000451215" calcext:value-type="float">
            <text:p>-4.51E-06</text:p>
          </table:table-cell>
          <table:table-cell table:formula="of:=[.L34]/(0.0005*0.001)" office:value-type="float" office:value="-9.0243" calcext:value-type="float">
            <text:p>-9.024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42922" calcext:value-type="float">
            <text:p>-4.29E-06</text:p>
          </table:table-cell>
          <table:table-cell table:formula="of:=[.D35]/(0.0005*0.001)" office:value-type="float" office:value="-8.5844" calcext:value-type="float">
            <text:p>-8.5844</text:p>
          </table:table-cell>
          <table:table-cell table:number-columns-repeated="3"/>
          <table:table-cell table:style-name="ce3" office:value-type="float" office:value="-0.0000046006" calcext:value-type="float">
            <text:p>-4.60E-06</text:p>
          </table:table-cell>
          <table:table-cell table:formula="of:=[.I35]/(0.0005*0.001)" office:value-type="float" office:value="-9.2012" calcext:value-type="float">
            <text:p>-9.2012</text:p>
          </table:table-cell>
          <table:table-cell/>
          <table:table-cell table:style-name="ce3" office:value-type="float" office:value="-0.00000359155" calcext:value-type="float">
            <text:p>-3.59E-06</text:p>
          </table:table-cell>
          <table:table-cell table:formula="of:=[.L35]/(0.0005*0.001)" office:value-type="float" office:value="-7.1831" calcext:value-type="float">
            <text:p>-7.18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34335" calcext:value-type="float">
            <text:p>-3.43E-06</text:p>
          </table:table-cell>
          <table:table-cell table:formula="of:=[.D36]/(0.0005*0.001)" office:value-type="float" office:value="-6.867" calcext:value-type="float">
            <text:p>-6.867</text:p>
          </table:table-cell>
          <table:table-cell table:number-columns-repeated="3"/>
          <table:table-cell table:style-name="ce3" office:value-type="float" office:value="-0.0000028022" calcext:value-type="float">
            <text:p>-2.80E-06</text:p>
          </table:table-cell>
          <table:table-cell table:formula="of:=[.I36]/(0.0005*0.001)" office:value-type="float" office:value="-5.6044" calcext:value-type="float">
            <text:p>-5.6044</text:p>
          </table:table-cell>
          <table:table-cell/>
          <table:table-cell table:style-name="ce3" office:value-type="float" office:value="-0.0000022162" calcext:value-type="float">
            <text:p>-2.22E-06</text:p>
          </table:table-cell>
          <table:table-cell table:formula="of:=[.L36]/(0.0005*0.001)" office:value-type="float" office:value="-4.4324" calcext:value-type="float">
            <text:p>-4.43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21567" calcext:value-type="float">
            <text:p>-2.16E-06</text:p>
          </table:table-cell>
          <table:table-cell table:formula="of:=[.D37]/(0.0005*0.001)" office:value-type="float" office:value="-4.3134" calcext:value-type="float">
            <text:p>-4.3134</text:p>
          </table:table-cell>
          <table:table-cell table:number-columns-repeated="3"/>
          <table:table-cell table:style-name="ce3" office:value-type="float" office:value="-0.00000095195" calcext:value-type="float">
            <text:p>-9.52E-07</text:p>
          </table:table-cell>
          <table:table-cell table:formula="of:=[.I37]/(0.0005*0.001)" office:value-type="float" office:value="-1.9039" calcext:value-type="float">
            <text:p>-1.9039</text:p>
          </table:table-cell>
          <table:table-cell/>
          <table:table-cell table:style-name="ce3" office:value-type="float" office:value="-0.0000007945" calcext:value-type="float">
            <text:p>-7.95E-07</text:p>
          </table:table-cell>
          <table:table-cell table:formula="of:=[.L37]/(0.0005*0.001)" office:value-type="float" office:value="-1.589" calcext:value-type="float">
            <text:p>-1.58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07871" calcext:value-type="float">
            <text:p>-7.87E-07</text:p>
          </table:table-cell>
          <table:table-cell table:formula="of:=[.D38]/(0.0005*0.001)" office:value-type="float" office:value="-1.5742" calcext:value-type="float">
            <text:p>-1.5742</text:p>
          </table:table-cell>
          <table:table-cell table:number-columns-repeated="3"/>
          <table:table-cell table:style-name="ce3" office:value-type="float" office:value="-0.00000007704" calcext:value-type="float">
            <text:p>-7.70E-08</text:p>
          </table:table-cell>
          <table:table-cell table:formula="of:=[.I38]/(0.0005*0.001)" office:value-type="float" office:value="-0.15408" calcext:value-type="float">
            <text:p>-0.15408</text:p>
          </table:table-cell>
          <table:table-cell/>
          <table:table-cell table:style-name="ce3" office:value-type="float" office:value="-0.0000000259205" calcext:value-type="float">
            <text:p>-2.59E-08</text:p>
          </table:table-cell>
          <table:table-cell table:formula="of:=[.L38]/(0.0005*0.001)" office:value-type="float" office:value="-0.051841" calcext:value-type="float">
            <text:p>-0.05184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0015261" calcext:value-type="float">
            <text:p>-1.53E-08</text:p>
          </table:table-cell>
          <table:table-cell table:formula="of:=[.D39]/(0.0005*0.001)" office:value-type="float" office:value="-0.030522" calcext:value-type="float">
            <text:p>-0.030522</text:p>
          </table:table-cell>
          <table:table-cell table:number-columns-repeated="15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float" office:value="0.0025" calcext:value-type="float">
            <text:p>0.0025</text:p>
          </table:table-cell>
          <table:table-cell office:value-type="float" office:value="26.5" calcext:value-type="float">
            <text:p>26.5</text:p>
          </table:table-cell>
          <table:table-cell office:value-type="float" office:value="-4.5774" calcext:value-type="float">
            <text:p>-4.5774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office:value-type="float" office:value="30.1" calcext:value-type="float">
            <text:p>30.1</text:p>
          </table:table-cell>
          <table:table-cell office:value-type="float" office:value="-2.6804" calcext:value-type="float">
            <text:p>-2.6804</text:p>
          </table:table-cell>
          <table:table-cell office:value-type="float" office:value="-12.3" calcext:value-type="float">
            <text:p>-12.3</text:p>
          </table:table-cell>
        </table:table-row>
        <table:table-row table:style-name="ro1">
          <table:table-cell office:value-type="float" office:value="0.0005" calcext:value-type="float">
            <text:p>5.00E-04</text:p>
          </table:table-cell>
          <table:table-cell office:value-type="float" office:value="33.7" calcext:value-type="float">
            <text:p>33.7</text:p>
          </table:table-cell>
          <table:table-cell office:value-type="float" office:value="9.6223" calcext:value-type="float">
            <text:p>9.6223</text:p>
          </table:table-cell>
          <table:table-cell office:value-type="float" office:value="-17.6" calcext:value-type="float">
            <text:p>-17.6</text:p>
          </table:table-cell>
        </table:table-row>
        <table:table-row table:style-name="ro1">
          <table:table-cell office:value-type="float" office:value="0.00025" calcext:value-type="float">
            <text:p>2.50E-04</text:p>
          </table:table-cell>
          <table:table-cell office:value-type="float" office:value="41" calcext:value-type="float">
            <text:p>41</text:p>
          </table:table-cell>
          <table:table-cell office:value-type="float" office:value="43.339" calcext:value-type="float">
            <text:p>43.339</text:p>
          </table:table-cell>
          <table:table-cell office:value-type="float" office:value="-23.2" calcext:value-type="float">
            <text:p>-23.2</text:p>
          </table:table-cell>
        </table:table-row>
        <table:table-row table:style-name="ro1">
          <table:table-cell office:value-type="float" office:value="0.000125" calcext:value-type="float">
            <text:p>1.25E-04</text:p>
          </table:table-cell>
          <table:table-cell office:value-type="float" office:value="45.1" calcext:value-type="float">
            <text:p>45.1</text:p>
          </table:table-cell>
          <table:table-cell office:value-type="float" office:value="63.626" calcext:value-type="float">
            <text:p>63.62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55.6" calcext:value-type="float">
            <text:p>55.6</text:p>
          </table:table-cell>
          <table:table-cell office:value-type="float" office:value="61.658" calcext:value-type="float">
            <text:p>61.658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0.000025" calcext:value-type="float">
            <text:p>2.50E-05</text:p>
          </table:table-cell>
          <table:table-cell office:value-type="float" office:value="62" calcext:value-type="float">
            <text:p>62</text:p>
          </table:table-cell>
          <table:table-cell office:value-type="float" office:value="59.603" calcext:value-type="float">
            <text:p>59.603</text:p>
          </table:table-cell>
          <table:table-cell office:value-type="float" office:value="62.5" calcext:value-type="float">
            <text:p>62.5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13976" calcext:value-type="float">
            <text:p>0.13976</text:p>
          </table:table-cell>
          <table:table-cell office:value-type="float" office:value="15.2" calcext:value-type="float">
            <text:p>15.2</text:p>
          </table:table-cell>
          <table:table-cell office:value-type="float" office:value="1.7136" calcext:value-type="float">
            <text:p>1.7136</text:p>
          </table:table-cell>
          <table:table-cell table:style-name="ce7" office:value-type="float" office:value="14.46" calcext:value-type="float">
            <text:p>14.46</text:p>
          </table:table-cell>
          <table:table-cell office:value-type="float" office:value="8.8406" calcext:value-type="float">
            <text:p>8.8406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48027" calcext:value-type="float">
            <text:p>0.48027</text:p>
          </table:table-cell>
          <table:table-cell office:value-type="float" office:value="16.3" calcext:value-type="float">
            <text:p>16.3</text:p>
          </table:table-cell>
          <table:table-cell office:value-type="float" office:value="4.2015" calcext:value-type="float">
            <text:p>4.2015</text:p>
          </table:table-cell>
          <table:table-cell table:style-name="ce7" office:value-type="float" office:value="15.19" calcext:value-type="float">
            <text:p>15.19</text:p>
          </table:table-cell>
          <table:table-cell office:value-type="float" office:value="20.725" calcext:value-type="float">
            <text:p>20.725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table:style-name="ce2" office:value-type="float" office:value="0.0005" calcext:value-type="float">
            <text:p>5.00E-04</text:p>
          </table:table-cell>
          <table:table-cell office:value-type="float" office:value="1.0056" calcext:value-type="float">
            <text:p>1.0056</text:p>
          </table:table-cell>
          <table:table-cell office:value-type="float" office:value="21.2" calcext:value-type="float">
            <text:p>21.2</text:p>
          </table:table-cell>
          <table:table-cell office:value-type="float" office:value="8.1179" calcext:value-type="float">
            <text:p>8.1179</text:p>
          </table:table-cell>
          <table:table-cell table:style-name="ce7" office:value-type="float" office:value="18.83" calcext:value-type="float">
            <text:p>18.83</text:p>
          </table:table-cell>
          <table:table-cell office:value-type="float" office:value="40.12" calcext:value-type="float">
            <text:p>40.12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table:style-name="ce2" office:value-type="float" office:value="0.00025" calcext:value-type="float">
            <text:p>2.50E-04</text:p>
          </table:table-cell>
          <table:table-cell office:value-type="float" office:value="1.6921" calcext:value-type="float">
            <text:p>1.6921</text:p>
          </table:table-cell>
          <table:table-cell office:value-type="float" office:value="43.7" calcext:value-type="float">
            <text:p>43.7</text:p>
          </table:table-cell>
          <table:table-cell office:value-type="float" office:value="15.194" calcext:value-type="float">
            <text:p>15.194</text:p>
          </table:table-cell>
          <table:table-cell table:style-name="ce7" office:value-type="float" office:value="38.28" calcext:value-type="float">
            <text:p>38.28</text:p>
          </table:table-cell>
          <table:table-cell office:value-type="float" office:value="78.576" calcext:value-type="float">
            <text:p>78.576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 table:style-name="ce2" office:value-type="float" office:value="0.000125" calcext:value-type="float">
            <text:p>1.25E-04</text:p>
          </table:table-cell>
          <table:table-cell office:value-type="float" office:value="2.025" calcext:value-type="float">
            <text:p>2.025</text:p>
          </table:table-cell>
          <table:table-cell office:value-type="float" office:value="138.5" calcext:value-type="float">
            <text:p>138.5</text:p>
          </table:table-cell>
          <table:table-cell office:value-type="float" office:value="21.944" calcext:value-type="float">
            <text:p>21.944</text:p>
          </table:table-cell>
          <table:table-cell table:style-name="ce7" office:value-type="float" office:value="129.2" calcext:value-type="float">
            <text:p>129.2</text:p>
          </table:table-cell>
          <table:table-cell office:value-type="float" office:value="163.75" calcext:value-type="float">
            <text:p>163.75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table:style-name="ce2" office:value-type="float" office:value="0.0000625" calcext:value-type="float">
            <text:p>6.25E-05</text:p>
          </table:table-cell>
          <table:table-cell office:value-type="float" office:value="1.8136" calcext:value-type="float">
            <text:p>1.8136</text:p>
          </table:table-cell>
          <table:table-cell office:value-type="float" office:value="490.2" calcext:value-type="float">
            <text:p>490.2</text:p>
          </table:table-cell>
          <table:table-cell office:value-type="float" office:value="22.456" calcext:value-type="float">
            <text:p>22.456</text:p>
          </table:table-cell>
          <table:table-cell table:style-name="ce7" office:value-type="float" office:value="479" calcext:value-type="float">
            <text:p>479</text:p>
          </table:table-cell>
          <table:table-cell office:value-type="float" office:value="257.94" calcext:value-type="float">
            <text:p>257.9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2" office:value-type="float" office:value="0.000025" calcext:value-type="float">
            <text:p>2.50E-05</text:p>
          </table:table-cell>
          <table:table-cell office:value-type="float" office:value="1.7391" calcext:value-type="float">
            <text:p>1.7391</text:p>
          </table:table-cell>
          <table:table-cell office:value-type="float" office:value="2484" calcext:value-type="float">
            <text:p>2484</text:p>
          </table:table-cell>
          <table:table-cell office:value-type="float" office:value="15.926" calcext:value-type="float">
            <text:p>15.926</text:p>
          </table:table-cell>
          <table:table-cell table:style-name="ce7" office:value-type="float" office:value="2458" calcext:value-type="float">
            <text:p>2458</text:p>
          </table:table-cell>
          <table:table-cell office:value-type="float" office:value="267.53" calcext:value-type="float">
            <text:p>267.53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0.00000214338600348177" calcext:value-type="float">
            <text:p>2.14338600348177E-06</text:p>
          </table:table-cell>
          <table:table-cell table:style-name="ce2" office:value-type="float" office:value="-0.00000218881628408923" calcext:value-type="float">
            <text:p>-2.19E-06</text:p>
          </table:table-cell>
          <table:table-cell table:formula="of:=[.A13]+[.B13]" office:value-type="float" office:value="-0.00000004543028060746" calcext:value-type="float">
            <text:p>-4.543028060746E-08</text:p>
          </table:table-cell>
          <table:table-cell table:formula="of:=[.C13]/(0.0005*0.001)" office:value-type="float" office:value="-0.09086056121492" calcext:value-type="float">
            <text:p>-0.09086056121492</text:p>
          </table:table-cell>
          <table:table-cell table:number-columns-repeated="3"/>
        </table:table-row>
        <table:table-row table:style-name="ro1">
          <table:table-cell office:value-type="float" office:value="0.00000268244039173322" calcext:value-type="float">
            <text:p>2.68244039173322E-06</text:p>
          </table:table-cell>
          <table:table-cell table:style-name="ce2" office:value-type="float" office:value="-0.00000269026053551495" calcext:value-type="float">
            <text:p>-2.69E-06</text:p>
          </table:table-cell>
          <table:table-cell table:formula="of:=[.A14]+[.B14]" office:value-type="float" office:value="-0.00000000782014378173016" calcext:value-type="float">
            <text:p>-7.82014378173016E-09</text:p>
          </table:table-cell>
          <table:table-cell table:formula="of:=[.C14]/(0.0005*0.001)" office:value-type="float" office:value="-0.0156402875634603" calcext:value-type="float">
            <text:p>-0.01564028756346</text:p>
          </table:table-cell>
          <table:table-cell table:number-columns-repeated="3"/>
        </table:table-row>
        <table:table-row table:style-name="ro1">
          <table:table-cell office:value-type="float" office:value="0.00000488603180265129" calcext:value-type="float">
            <text:p>4.88603180265129E-06</text:p>
          </table:table-cell>
          <table:table-cell table:style-name="ce2" office:value-type="float" office:value="-0.00000490148454129149" calcext:value-type="float">
            <text:p>-4.90E-06</text:p>
          </table:table-cell>
          <table:table-cell table:formula="of:=[.A15]+[.B15]" office:value-type="float" office:value="-0.0000000154527386401998" calcext:value-type="float">
            <text:p>-1.54527386401998E-08</text:p>
          </table:table-cell>
          <table:table-cell table:formula="of:=[.C15]/(0.0005*0.001)" office:value-type="float" office:value="-0.0309054772803995" calcext:value-type="float">
            <text:p>-0.0309054772804</text:p>
          </table:table-cell>
          <table:table-cell table:number-columns-repeated="3"/>
        </table:table-row>
        <table:table-row table:style-name="ro1">
          <table:table-cell office:value-type="float" office:value="0.0000155881127132944" calcext:value-type="float">
            <text:p>1.55881127132944E-05</text:p>
          </table:table-cell>
          <table:table-cell table:style-name="ce2" office:value-type="float" office:value="-0.0000155545968553154" calcext:value-type="float">
            <text:p>-1.56E-05</text:p>
          </table:table-cell>
          <table:table-cell table:formula="of:=[.A16]+[.B16]" office:value-type="float" office:value="0.0000000335158579790015" calcext:value-type="float">
            <text:p>3.35158579790015E-08</text:p>
          </table:table-cell>
          <table:table-cell table:formula="of:=[.C16]/(0.0005*0.001)" office:value-type="float" office:value="0.0670317159580031" calcext:value-type="float">
            <text:p>0.067031715958003</text:p>
          </table:table-cell>
          <table:table-cell table:number-columns-repeated="3"/>
        </table:table-row>
        <table:table-row table:style-name="ro1">
          <table:table-cell office:value-type="float" office:value="0.0000632137983914269" calcext:value-type="float">
            <text:p>6.32137983914269E-05</text:p>
          </table:table-cell>
          <table:table-cell table:style-name="ce2" office:value-type="float" office:value="-0.0000623706093423367" calcext:value-type="float">
            <text:p>-6.24E-05</text:p>
          </table:table-cell>
          <table:table-cell table:formula="of:=[.A17]+[.B17]" office:value-type="float" office:value="0.000000843189049090203" calcext:value-type="float">
            <text:p>8.43189049090203E-07</text:p>
          </table:table-cell>
          <table:table-cell table:formula="of:=[.C17]/(0.0005*0.001)" office:value-type="float" office:value="1.68637809818041" calcext:value-type="float">
            <text:p>1.68637809818041</text:p>
          </table:table-cell>
          <table:table-cell table:number-columns-repeated="3"/>
        </table:table-row>
        <table:table-row table:style-name="ro1">
          <table:table-cell office:value-type="float" office:value="0.000244980736491034" calcext:value-type="float">
            <text:p>0.000244980736491</text:p>
          </table:table-cell>
          <table:table-cell table:style-name="ce2" office:value-type="float" office:value="-0.000238698709709081" calcext:value-type="float">
            <text:p>-2.39E-04</text:p>
          </table:table-cell>
          <table:table-cell table:formula="of:=[.A18]+[.B18]" office:value-type="float" office:value="0.00000628202678195299" calcext:value-type="float">
            <text:p>6.28202678195299E-06</text:p>
          </table:table-cell>
          <table:table-cell table:formula="of:=[.C18]/(0.0005*0.001)" office:value-type="float" office:value="12.564053563906" calcext:value-type="float">
            <text:p>12.564053563906</text:p>
          </table:table-cell>
          <table:table-cell table:number-columns-repeated="3"/>
        </table:table-row>
        <table:table-row table:style-name="ro1">
          <table:table-cell office:value-type="float" office:value="0.00139569745471233" calcext:value-type="float">
            <text:p>0.001395697454712</text:p>
          </table:table-cell>
          <table:table-cell table:style-name="ce2" office:value-type="float" office:value="-0.00122943071114227" calcext:value-type="float">
            <text:p>-1.23E-03</text:p>
          </table:table-cell>
          <table:table-cell table:formula="of:=[.A19]+[.B19]" office:value-type="float" office:value="0.00016626674357006" calcext:value-type="float">
            <text:p>0.00016626674357</text:p>
          </table:table-cell>
          <table:table-cell table:formula="of:=[.C19]/(0.0005*0.001)" office:value-type="float" office:value="332.53348714012" calcext:value-type="float">
            <text:p>332.53348714012</text:p>
          </table:table-cell>
          <table:table-cell table:number-columns-repeated="3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4:07:37.162699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3T10:03:25.353928933</meta:creation-date>
    <dc:date>2020-08-26T16:33:10.340483396</dc:date>
    <meta:editing-duration>P1DT3H43M43S</meta:editing-duration>
    <meta:editing-cycles>7</meta:editing-cycles>
    <meta:generator>LibreOffice/6.3.5.2$Linux_X86_64 LibreOffice_project/30$Build-2</meta:generator>
    <meta:document-statistic meta:table-count="4" meta:cell-count="40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9cm" svg:height="13.34cm" xlink:href=".." xlink:type="simple" chart:class="chart:scatter" chart:style-name="ch1">
        <chart:legend chart:legend-position="end" svg:x="20.847cm" svg:y="5.873cm" style:legend-expansion="high" chart:style-name="ch2"/>
        <chart:plot-area chart:style-name="ch3" table:cell-range-address="Sheet1.A3:Sheet1.A9 Sheet1.E3:Sheet1.E9 Sheet1.F12:Sheet1.F18 Sheet1.F21:Sheet1.F27" svg:x="0.473cm" svg:y="0.266cm" svg:width="19.901cm" svg:height="12.808cm">
          <chartooo:coordinate-region svg:x="1.465cm" svg:y="0.465cm" svg:width="18.537cm" svg:height="11.9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9" chart:class="chart:scatter">
            <chart:domain table:cell-range-address="Sheet1.A3:Sheet1.A9"/>
            <chart:data-point chart:repeated="7"/>
          </chart:series>
          <chart:series chart:style-name="ch7" chart:values-cell-range-address="Sheet1.F12:Sheet1.F18" chart:class="chart:scatter">
            <chart:data-point chart:repeated="7"/>
          </chart:series>
          <chart:series chart:style-name="ch8" chart:values-cell-range-address="Sheet1.F21:Sheet1.F27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3:Sheet1.A9</svg:desc>
                </draw:g>
              </table:table-cell>
              <table:table-cell office:value-type="float" office:value="15.2">
                <text:p>15.2</text:p>
                <draw:g>
                  <svg:desc>Sheet1.E3:Sheet1.E9</svg:desc>
                </draw:g>
              </table:table-cell>
              <table:table-cell office:value-type="float" office:value="15.15312">
                <text:p>15.15312</text:p>
                <draw:g>
                  <svg:desc>Sheet1.F12:Sheet1.F18</svg:desc>
                </draw:g>
              </table:table-cell>
              <table:table-cell office:value-type="float" office:value="15.29288">
                <text:p>15.29288</text:p>
                <draw:g>
                  <svg:desc>Sheet1.F21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3">
                <text:p>16.3</text:p>
              </table:table-cell>
              <table:table-cell office:value-type="float" office:value="16.342265">
                <text:p>16.342265</text:p>
              </table:table-cell>
              <table:table-cell office:value-type="float" office:value="16.822535">
                <text:p>16.82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1.2">
                <text:p>21.2</text:p>
              </table:table-cell>
              <table:table-cell office:value-type="float" office:value="20.8832">
                <text:p>20.8832</text:p>
              </table:table-cell>
              <table:table-cell office:value-type="float" office:value="21.8888">
                <text:p>21.8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43.7">
                <text:p>43.7</text:p>
              </table:table-cell>
              <table:table-cell office:value-type="float" office:value="43.47495">
                <text:p>43.47495</text:p>
              </table:table-cell>
              <table:table-cell office:value-type="float" office:value="45.16705">
                <text:p>45.16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38.5">
                <text:p>138.5</text:p>
              </table:table-cell>
              <table:table-cell office:value-type="float" office:value="139.3489">
                <text:p>139.3489</text:p>
              </table:table-cell>
              <table:table-cell office:value-type="float" office:value="141.3739">
                <text:p>141.3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490.2">
                <text:p>490.2</text:p>
              </table:table-cell>
              <table:table-cell office:value-type="float" office:value="498.1674">
                <text:p>498.1674</text:p>
              </table:table-cell>
              <table:table-cell office:value-type="float" office:value="499.981">
                <text:p>499.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2484">
                <text:p>2484</text:p>
              </table:table-cell>
              <table:table-cell office:value-type="float" office:value="2878.360972">
                <text:p>2878.360972</text:p>
              </table:table-cell>
              <table:table-cell office:value-type="float" office:value="2880.100072">
                <text:p>2880.100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83cm" svg:height="12.804cm" xlink:href=".." xlink:type="simple" chart:class="chart:scatter" chart:column-mapping="1" chart:style-name="ch1">
        <chart:legend chart:legend-position="end" svg:x="19.178cm" svg:y="5.605cm" style:legend-expansion="high" chart:style-name="ch2"/>
        <chart:plot-area chart:style-name="ch3" table:cell-range-address="Sheet1.M3:Sheet1.M9 Sheet1.K3:Sheet1.K9 Sheet1.L12:Sheet1.M18" svg:x="0.441cm" svg:y="0.256cm" svg:width="18.296cm" svg:height="12.292cm">
          <chartooo:coordinate-region svg:x="1.249cm" svg:y="0.455cm" svg:width="16.931cm" svg:height="11.4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9" chart:class="chart:scatter">
            <chart:domain table:cell-range-address="Sheet1.M3:Sheet1.M9"/>
            <chart:data-point chart:repeated="7"/>
          </chart:series>
          <chart:series chart:style-name="ch7" chart:values-cell-range-address="Sheet1.L12:Sheet1.L18" chart:class="chart:scatter">
            <chart:data-point chart:repeated="7"/>
          </chart:series>
          <chart:series chart:style-name="ch8" chart:values-cell-range-address="Sheet1.M12:Sheet1.M1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M3:Sheet1.M9</svg:desc>
                </draw:g>
              </table:table-cell>
              <table:table-cell office:value-type="float" office:value="13.37">
                <text:p>13.37</text:p>
                <draw:g>
                  <svg:desc>Sheet1.K3:Sheet1.K9</svg:desc>
                </draw:g>
              </table:table-cell>
              <table:table-cell office:value-type="float" office:value="17.88416">
                <text:p>17.88416</text:p>
                <draw:g>
                  <svg:desc>Sheet1.L12:Sheet1.L18</svg:desc>
                </draw:g>
              </table:table-cell>
              <table:table-cell office:value-type="float" office:value="9.04356">
                <text:p>9.04356</text:p>
                <draw:g>
                  <svg:desc>Sheet1.M12:Sheet1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3">
                <text:p>13.53</text:p>
              </table:table-cell>
              <table:table-cell office:value-type="float" office:value="23.81682">
                <text:p>23.81682</text:p>
              </table:table-cell>
              <table:table-cell office:value-type="float" office:value="3.09182">
                <text:p>3.09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.61">
                <text:p>14.61</text:p>
              </table:table-cell>
              <table:table-cell office:value-type="float" office:value="35.112">
                <text:p>35.112</text:p>
              </table:table-cell>
              <table:table-cell office:value-type="float" office:value="-5.008">
                <text:p>-5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4.05">
                <text:p>24.05</text:p>
              </table:table-cell>
              <table:table-cell office:value-type="float" office:value="64.2994">
                <text:p>64.2994</text:p>
              </table:table-cell>
              <table:table-cell office:value-type="float" office:value="-14.2766">
                <text:p>-14.2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09.9">
                <text:p>109.9</text:p>
              </table:table-cell>
              <table:table-cell office:value-type="float" office:value="183.0274">
                <text:p>183.0274</text:p>
              </table:table-cell>
              <table:table-cell office:value-type="float" office:value="19.2774">
                <text:p>19.2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431">
                <text:p>431</text:p>
              </table:table-cell>
              <table:table-cell office:value-type="float" office:value="574.2539">
                <text:p>574.2539</text:p>
              </table:table-cell>
              <table:table-cell office:value-type="float" office:value="316.3139">
                <text:p>316.3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2502">
                <text:p>2502</text:p>
              </table:table-cell>
              <table:table-cell office:value-type="float" office:value="2868.51908">
                <text:p>2868.51908</text:p>
              </table:table-cell>
              <table:table-cell office:value-type="float" office:value="2600.98908">
                <text:p>2600.989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